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min-height="13.45cm" fo:min-width="6.4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ff00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color="#800080" draw:fill="none" draw:textarea-horizontal-align="justify" draw:textarea-vertical-align="middle" draw:auto-grow-height="false" fo:min-height="1.75cm" fo:min-width="4.2cm"/>
    </style:style>
    <style:style style:name="gr5" style:family="graphic" style:parent-style-name="standard">
      <style:graphic-properties draw:fill="none" draw:textarea-vertical-align="middle" draw:auto-grow-height="false" fo:min-height="2.026cm" fo:min-width="0cm"/>
    </style:style>
    <style:style style:name="gr6" style:family="graphic" style:parent-style-name="standard">
      <style:graphic-properties draw:fill="none" draw:textarea-vertical-align="middle" draw:auto-grow-height="false" fo:min-height="0.888cm" fo:min-width="0cm"/>
    </style:style>
    <style:style style:name="gr7" style:family="graphic" style:parent-style-name="standard">
      <style:graphic-properties draw:fill="none" draw:textarea-vertical-align="middle" draw:auto-grow-height="false" fo:min-height="1.836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65cm" fo:min-width="2.65cm"/>
    </style:style>
    <style:style style:name="gr9" style:family="graphic" style:parent-style-name="standard">
      <style:graphic-properties svg:stroke-width="0.1cm" svg:stroke-color="#ff00ff" draw:marker-start-width="0.35cm" draw:marker-end-width="0.35cm" draw:fill="none" draw:textarea-horizontal-align="justify" draw:textarea-vertical-align="middle" draw:auto-grow-height="false" fo:min-height="16.35cm" fo:min-width="7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9966cc" draw:marker-start-width="0.35cm" draw:marker-end-width="0.35cm" draw:fill="none" draw:textarea-horizontal-align="justify" draw:textarea-vertical-align="middle" draw:auto-grow-height="false" fo:min-height="1.95cm" fo:min-width="4.7cm" fo:padding-top="0.175cm" fo:padding-bottom="0.175cm" fo:padding-left="0.3cm" fo:padding-right="0.3cm"/>
    </style:style>
    <style:style style:name="gr11" style:family="graphic" style:parent-style-name="standard">
      <style:graphic-properties draw:fill="none" draw:textarea-vertical-align="middle" draw:auto-grow-height="false" fo:min-height="2.31cm" fo:min-width="0cm"/>
    </style:style>
    <style:style style:name="gr12" style:family="graphic" style:parent-style-name="standard">
      <style:graphic-properties draw:fill="none" draw:textarea-vertical-align="middle" draw:auto-grow-height="false" fo:min-height="1.645cm" fo:min-width="0cm"/>
    </style:style>
    <style:style style:name="gr13" style:family="graphic" style:parent-style-name="standard">
      <style:graphic-properties draw:fill="none" draw:textarea-vertical-align="middle" draw:auto-grow-height="false" fo:min-height="1.834cm" fo:min-width="0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36pt" fo:font-weight="bold" style:font-size-asian="18pt" style:font-size-complex="18pt"/>
    </style:style>
    <style:style style:name="T1" style:family="text">
      <style:text-properties fo:font-size="36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853cm" svg:height="0.962cm" svg:x="5.7cm" svg:y="2.1cm">
          <draw:text-box>
            <text:p>Unified Source File</text:p>
          </draw:text-box>
        </draw:frame>
        <draw:custom-shape draw:style-name="gr2" draw:text-style-name="P2" draw:layer="layout" svg:width="7cm" svg:height="13.8cm" svg:x="5cm" svg:y="3.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cm" svg:y1="4cm" svg:x2="11cm" svg:y2="4cm">
          <text:p/>
        </draw:line>
        <draw:line draw:style-name="gr3" draw:text-style-name="P2" draw:layer="layout" svg:x1="6cm" svg:y1="5cm" svg:x2="11cm" svg:y2="5cm">
          <text:p/>
        </draw:line>
        <draw:line draw:style-name="gr3" draw:text-style-name="P2" draw:layer="layout" svg:x1="6cm" svg:y1="6cm" svg:x2="11cm" svg:y2="6cm">
          <text:p/>
        </draw:line>
        <draw:custom-shape draw:style-name="gr4" draw:text-style-name="P2" draw:layer="layout" svg:width="4.7cm" svg:height="2cm" svg:x="6cm" svg:y="7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cm" svg:y1="9.976cm" svg:x2="11cm" svg:y2="9.976cm">
          <text:p/>
        </draw:line>
        <draw:line draw:style-name="gr3" draw:text-style-name="P2" draw:layer="layout" svg:x1="6cm" svg:y1="10.976cm" svg:x2="11cm" svg:y2="10.976cm">
          <text:p/>
        </draw:line>
        <draw:line draw:style-name="gr3" draw:text-style-name="P2" draw:layer="layout" svg:x1="6cm" svg:y1="11.976cm" svg:x2="11cm" svg:y2="11.976cm">
          <text:p/>
        </draw:line>
        <draw:custom-shape draw:style-name="gr4" draw:text-style-name="P2" draw:layer="layout" svg:width="4.7cm" svg:height="2cm" svg:x="6cm" svg:y="12.976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cm" svg:y1="16.076cm" svg:x2="11cm" svg:y2="16.076cm">
          <text:p/>
        </draw:line>
        <draw:custom-shape draw:style-name="gr5" draw:text-style-name="P2" draw:layer="layout" svg:width="0.5cm" svg:height="2.4cm" svg:x="4.2cm" svg:y="3.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1" draw:layer="layout" svg:width="2.195cm" svg:height="0.962cm" svg:x="1.9cm" svg:y="4.5cm">
          <draw:text-box>
            <text:p>Text 1</text:p>
          </draw:text-box>
        </draw:frame>
        <draw:custom-shape draw:style-name="gr5" draw:text-style-name="P2" draw:layer="layout" svg:width="0.5cm" svg:height="2.4cm" svg:x="4.201cm" svg:y="9.9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1" draw:layer="layout" svg:width="2.195cm" svg:height="0.962cm" svg:x="1.701cm" svg:y="10.601cm">
          <draw:text-box>
            <text:p>Text 2</text:p>
          </draw:text-box>
        </draw:frame>
        <draw:custom-shape draw:style-name="gr6" draw:text-style-name="P2" draw:layer="layout" svg:width="0.5cm" svg:height="1.2cm" svg:x="4.202cm" svg:y="15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1" draw:layer="layout" svg:width="2.195cm" svg:height="0.962cm" svg:x="1.802cm" svg:y="15.502cm">
          <draw:text-box>
            <text:p>Text 3</text:p>
          </draw:text-box>
        </draw:frame>
        <draw:custom-shape draw:style-name="gr7" draw:text-style-name="P2" draw:layer="layout" svg:width="0.5cm" svg:height="2.2cm" svg:x="4.1cm" svg:y="6.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1" draw:layer="layout" svg:width="2.542cm" svg:height="0.962cm" svg:x="1.6cm" svg:y="7.5cm">
          <draw:text-box>
            <text:p>Code 1</text:p>
          </draw:text-box>
        </draw:frame>
        <draw:custom-shape draw:style-name="gr7" draw:text-style-name="P2" draw:layer="layout" svg:width="0.5cm" svg:height="2.2cm" svg:x="4.101cm" svg:y="12.9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1" draw:layer="layout" svg:width="2.542cm" svg:height="0.962cm" svg:x="1.701cm" svg:y="13.501cm">
          <draw:text-box>
            <text:p>Code 2</text:p>
          </draw:text-box>
        </draw:frame>
        <draw:frame draw:style-name="gr1" draw:text-style-name="P1" draw:layer="layout" svg:width="3.842cm" svg:height="0.962cm" svg:x="12.9cm" svg:y="2cm">
          <draw:text-box>
            <text:p>Compilation</text:p>
          </draw:text-box>
        </draw:frame>
        <draw:custom-shape draw:style-name="gr8" draw:text-style-name="P3" draw:layer="layout" svg:width="3.6cm" svg:height="1.8cm" svg:x="13.1cm" svg:y="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5.472cm" svg:height="0.962cm" svg:x="19cm" svg:y="2cm">
          <draw:text-box>
            <text:p>Output Document</text:p>
          </draw:text-box>
        </draw:frame>
        <draw:custom-shape draw:style-name="gr9" draw:text-style-name="P2" draw:layer="layout" svg:width="7.6cm" svg:height="16.7cm" svg:x="17.5cm" svg:y="3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8.7cm" svg:y1="4cm" svg:x2="23.7cm" svg:y2="4cm">
          <text:p/>
        </draw:line>
        <draw:line draw:style-name="gr3" draw:text-style-name="P2" draw:layer="layout" svg:x1="18.7cm" svg:y1="5cm" svg:x2="23.7cm" svg:y2="5cm">
          <text:p/>
        </draw:line>
        <draw:line draw:style-name="gr3" draw:text-style-name="P2" draw:layer="layout" svg:x1="18.7cm" svg:y1="6cm" svg:x2="23.7cm" svg:y2="6cm">
          <text:p/>
        </draw:line>
        <draw:custom-shape draw:style-name="gr4" draw:text-style-name="P2" draw:layer="layout" svg:width="4.7cm" svg:height="2cm" svg:x="18.8cm" svg:y="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195cm" svg:height="0.962cm" svg:x="25.8cm" svg:y="4.4cm">
          <draw:text-box>
            <text:p>Text 1</text:p>
          </draw:text-box>
        </draw:frame>
        <draw:frame draw:style-name="gr1" draw:text-style-name="P1" draw:layer="layout" svg:width="2.542cm" svg:height="0.962cm" svg:x="25.8cm" svg:y="7.5cm">
          <draw:text-box>
            <text:p>Code 1</text:p>
          </draw:text-box>
        </draw:frame>
        <draw:custom-shape draw:style-name="gr10" draw:text-style-name="P2" draw:layer="layout" svg:width="5.2cm" svg:height="2.2cm" svg:x="18.8cm" svg:y="9.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36cm" svg:height="0.962cm" svg:x="25.9cm" svg:y="10.3cm">
          <draw:text-box>
            <text:p>Output 1</text:p>
          </draw:text-box>
        </draw:frame>
        <draw:line draw:style-name="gr3" draw:text-style-name="P2" draw:layer="layout" svg:x1="18.7cm" svg:y1="12.976cm" svg:x2="23.7cm" svg:y2="12.976cm">
          <text:p/>
        </draw:line>
        <draw:line draw:style-name="gr3" draw:text-style-name="P2" draw:layer="layout" svg:x1="18.7cm" svg:y1="13.976cm" svg:x2="23.7cm" svg:y2="13.976cm">
          <text:p/>
        </draw:line>
        <draw:line draw:style-name="gr3" draw:text-style-name="P2" draw:layer="layout" svg:x1="18.7cm" svg:y1="14.976cm" svg:x2="23.7cm" svg:y2="14.976cm">
          <text:p/>
        </draw:line>
        <draw:frame draw:style-name="gr1" draw:text-style-name="P1" draw:layer="layout" svg:width="2.195cm" svg:height="0.962cm" svg:x="25.902cm" svg:y="13.401cm">
          <draw:text-box>
            <text:p>Text 2</text:p>
          </draw:text-box>
        </draw:frame>
        <draw:frame draw:style-name="gr1" draw:text-style-name="P4" draw:layer="layout" svg:width="0.853cm" svg:height="4.517cm" svg:x="20.9cm" svg:y="14.8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custom-shape draw:style-name="gr11" draw:text-style-name="P2" draw:layer="layout" svg:width="0.4cm" svg:height="2.7cm" svg:x="25.3cm" svg:y="3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2" draw:layer="layout" svg:width="0.4cm" svg:height="1.999cm" svg:x="25.301cm" svg:y="7.0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2" draw:layer="layout" svg:width="0.4cm" svg:height="2.198cm" svg:x="25.302cm" svg:y="9.7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2" draw:layer="layout" svg:width="0.4cm" svg:height="2.7cm" svg:x="25.303cm" svg:y="12.70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04-06T15:15:32.127937462</dc:date>
    <meta:editing-duration>PT2M41S</meta:editing-duration>
    <meta:editing-cycles>3</meta:editing-cycles>
    <meta:generator>LibreOffice/7.0.3.1$MacOSX_X86_64 LibreOffice_project/d7547858d014d4cf69878db179d326fc3483e082</meta:generator>
    <meta:document-statistic meta:object-count="42"/>
  </office:meta>
</office:document-meta>
</file>